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ae3f" officeooo:paragraph-rsid="000cae3f"/>
    </style:style>
    <style:style style:name="P2" style:family="paragraph" style:parent-style-name="Standard">
      <style:paragraph-properties style:line-height-at-least="0.198in"/>
      <style:text-properties fo:color="#000000" style:font-name="monospace" fo:font-size="10.5pt" fo:font-weight="normal" fo:background-color="#fffffe"/>
    </style:style>
    <style:style style:name="P3" style:family="paragraph" style:parent-style-name="Standard">
      <style:text-properties fo:color="#000000" style:font-name="monospace" fo:font-size="10.5pt" fo:font-weight="normal" officeooo:rsid="000cae3f" officeooo:paragraph-rsid="000cae3f" fo:background-color="#fffffe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text-properties officeooo:paragraph-rsid="000d8c1d"/>
    </style:style>
    <style:style style:name="P6" style:family="paragraph" style:parent-style-name="Standard">
      <style:text-properties officeooo:rsid="000e40e8" officeooo:paragraph-rsid="000e40e8"/>
    </style:style>
    <style:style style:name="P7" style:family="paragraph" style:parent-style-name="Standard">
      <style:text-properties style:text-position="0% 100%" officeooo:rsid="000f0710" officeooo:paragraph-rsid="000f0710"/>
    </style:style>
    <style:style style:name="T1" style:family="text">
      <style:text-properties fo:color="#af00db"/>
    </style:style>
    <style:style style:name="T2" style:family="text">
      <style:text-properties fo:color="#09885a"/>
    </style:style>
    <style:style style:name="T3" style:family="text">
      <style:text-properties fo:color="#0000ff"/>
    </style:style>
    <style:style style:name="T4" style:family="text">
      <style:text-properties officeooo:rsid="000d8c1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f0710"/>
    </style:style>
    <style:style style:name="T8" style:family="text">
      <style:text-properties officeooo:rsid="000f0710"/>
    </style:style>
    <style:style style:name="T9" style:family="text">
      <style:text-properties style:text-position="sub 58%" officeooo:rsid="000f07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kita Persikov</text:p>
      <text:p text:style-name="P1">ASTE 404</text:p>
      <text:p text:style-name="P1">Quiz 1</text:p>
      <text:p text:style-name="P1">9/11/2021</text:p>
      <text:p text:style-name="P1"/>
      <text:p text:style-name="P1">Q1) An interpreted language is processed line by line, which means syntax errors will not be found until the program is actually run. A compiled language goes through an extra compiling step, during which a program makes sure the code is written correctly (no syntax errors or others that show up on compile time), and is run afterwards.</text:p>
      <text:p text:style-name="P1"/>
      <text:p text:style-name="P1">Q2) B, random number generator</text:p>
      <text:p text:style-name="P1"/>
      <text:p text:style-name="P1">Q3) <text:span text:style-name="T4">T</text:span>rue</text:p>
      <text:p text:style-name="P1"/>
      <text:p text:style-name="P1">Q4) A, a for loop</text:p>
      <text:p text:style-name="P1"/>
      <text:p text:style-name="P1">Q5) </text:p>
      <text:p text:style-name="P1"/>
      <text:p text:style-name="P3"><text:span text:style-name="T1">import</text:span> numpy <text:span text:style-name="T1">as</text:span> np</text:p>
      <text:p text:style-name="P4"/>
      <text:p text:style-name="P2">a = [<text:span text:style-name="T2">0</text:span>,<text:span text:style-name="T2">1</text:span>,<text:span text:style-name="T2">2</text:span>,<text:span text:style-name="T2">3</text:span>]</text:p>
      <text:p text:style-name="P2">b = [<text:span text:style-name="T2">2</text:span>,<text:span text:style-name="T2">3</text:span>,<text:span text:style-name="T2">4</text:span>,<text:span text:style-name="T2">5</text:span>]</text:p>
      <text:p text:style-name="P2">c = np.zeros(<text:span text:style-name="T2">4</text:span>)</text:p>
      <text:p text:style-name="P2"><text:span text:style-name="T1">for</text:span> i <text:span text:style-name="T3">in</text:span> range (<text:span text:style-name="T2">1</text:span>,<text:span text:style-name="T2">4</text:span>):</text:p>
      <text:p text:style-name="P2">c[i] = a[i] + b[i]</text:p>
      <text:p text:style-name="P1"/>
      <text:p text:style-name="P5"><text:span text:style-name="T4">Q6) True value: </text:span><text:bookmark text:name="cwos"/>-0.919</text:p>
      <text:p text:style-name="P6">2<text:span text:style-name="T5">nd</text:span> order approximation: -0.92</text:p>
      <text:p text:style-name="P6">Percent error: 0.108%</text:p>
      <text:p text:style-name="P6"/>
      <text:p text:style-name="P6">(See work on attached page)</text:p>
      <text:p text:style-name="P6"/>
      <text:p text:style-name="P6">Q7) <text:span text:style-name="T8">The matrix is singular since 2R</text:span><text:span text:style-name="T9">2</text:span><text:span text:style-name="T7"> + R</text:span><text:span text:style-name="T9">1 </text:span><text:span text:style-name="T7"><text:s/>= R</text:span><text:span text:style-name="T9">3</text:span><text:span text:style-name="T7">, so there is no solution.</text:span></text:p>
      <text:p text:style-name="P6"><text:span text:style-name="T9"/></text:p>
      <text:p text:style-name="P7">(See next page for work and solution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'Droid Sans Mono', monospace, monospace, 'Droid Sans Fallback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1T18:00:03.555693947</meta:creation-date>
    <dc:date>2021-09-11T19:40:55.027443917</dc:date>
    <meta:editing-duration>PT11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40" meta:character-count="742" meta:non-whitespace-character-count="621"/>
  </office:meta>
</office:document-meta>
</file>